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verdana"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209cm" style:rel-column-width="20079*"/>
    </style:style>
    <style:style style:name="Tabla1.B" style:family="table-column">
      <style:table-column-properties style:column-width="11cm" style:rel-column-width="42402*"/>
    </style:style>
    <style:style style:name="Tabla1.C" style:family="table-column">
      <style:table-column-properties style:column-width="0.792cm" style:rel-column-width="3054*"/>
    </style:style>
    <style:style style:name="Tabla1.A1" style:family="table-cell">
      <style:table-cell-properties fo:padding="0.097cm" fo:border="none"/>
    </style:style>
    <style:style style:name="P1" style:family="paragraph" style:parent-style-name="Table_20_Contents">
      <style:paragraph-properties fo:text-align="start" style:justify-single-word="false"/>
      <style:text-properties style:font-name="verdana" fo:font-size="11pt" style:font-size-asian="9.60000038146973pt" style:font-size-complex="11pt"/>
    </style:style>
    <style:style style:name="P2" style:family="paragraph" style:parent-style-name="Table_20_Contents">
      <style:paragraph-properties fo:text-align="start" style:justify-single-word="false"/>
      <style:text-properties style:font-name="verdana" fo:font-size="11pt" officeooo:paragraph-rsid="001d01e7" style:font-size-asian="9.60000038146973pt" style:font-size-complex="11pt"/>
    </style:style>
    <style:style style:name="P3" style:family="paragraph" style:parent-style-name="Table_20_Contents">
      <style:paragraph-properties fo:text-align="end" style:justify-single-word="false"/>
      <style:text-properties style:font-name="verdana" fo:font-size="11pt" officeooo:rsid="001d01e7" officeooo:paragraph-rsid="001d01e7" style:font-size-asian="9.60000038146973pt" style:font-size-complex="11pt"/>
    </style:style>
    <style:style style:name="P4" style:family="paragraph" style:parent-style-name="Table_20_Contents">
      <style:paragraph-properties fo:text-align="start" style:justify-single-word="false"/>
      <style:text-properties style:font-name="verdana" fo:font-size="11pt" fo:font-weight="bold" officeooo:rsid="001c9444" officeooo:paragraph-rsid="001c9444" style:font-size-asian="9.60000038146973pt" style:font-weight-asian="bold" style:font-size-complex="11pt" style:font-weight-complex="bold"/>
    </style:style>
    <style:style style:name="P5" style:family="paragraph" style:parent-style-name="Table_20_Contents">
      <style:paragraph-properties fo:text-align="start" style:justify-single-word="false"/>
      <style:text-properties style:font-name="verdana" fo:font-size="11pt" fo:font-weight="bold" officeooo:rsid="001d01e7" officeooo:paragraph-rsid="001d01e7" style:font-size-asian="9.60000038146973pt" style:font-weight-asian="bold" style:font-size-complex="11pt" style:font-weight-complex="bold"/>
    </style:style>
    <style:style style:name="P6" style:family="paragraph" style:parent-style-name="Standard">
      <style:paragraph-properties fo:text-align="center" style:justify-single-word="false"/>
      <style:text-properties style:font-name="verdana" fo:font-size="11pt" officeooo:rsid="0010af60" officeooo:paragraph-rsid="0010af60" style:font-size-asian="9.60000038146973pt" style:font-size-complex="11pt"/>
    </style:style>
    <style:style style:name="P7" style:family="paragraph" style:parent-style-name="Standard">
      <style:paragraph-properties fo:text-align="end" style:justify-single-word="false"/>
      <style:text-properties style:font-name="verdana" fo:font-size="11pt" officeooo:rsid="0010af60" officeooo:paragraph-rsid="0010af60" style:font-size-asian="9.60000038146973pt" style:font-size-complex="11pt"/>
    </style:style>
    <style:style style:name="P8" style:family="paragraph" style:parent-style-name="Standard">
      <style:paragraph-properties fo:text-align="start" style:justify-single-word="false"/>
      <style:text-properties style:font-name="verdana" fo:font-size="11pt" fo:font-style="italic" officeooo:rsid="0010af60" officeooo:paragraph-rsid="0010af60" style:font-size-asian="9.60000038146973pt" style:font-style-asian="italic" style:font-size-complex="11pt" style:font-style-complex="italic"/>
    </style:style>
    <style:style style:name="P9" style:family="paragraph" style:parent-style-name="Standard">
      <style:paragraph-properties fo:text-align="start" style:justify-single-word="false"/>
      <style:text-properties style:font-name="verdana" fo:font-size="11pt" fo:font-style="normal" fo:font-weight="normal" officeooo:rsid="0010af60" officeooo:paragraph-rsid="0010af60" style:font-size-asian="9.60000038146973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verdana" fo:font-size="11pt" fo:font-style="normal" fo:font-weight="normal" officeooo:rsid="0010af60" officeooo:paragraph-rsid="0027991a" style:font-size-asian="9.60000038146973pt" style:font-style-asian="normal" style:font-weight-asian="normal" style:font-size-complex="11pt" style:font-style-complex="normal" style:font-weight-complex="normal"/>
    </style:style>
    <style:style style:name="P11" style:family="paragraph" style:parent-style-name="Standard">
      <style:paragraph-properties fo:text-align="justify" style:justify-single-word="false"/>
      <style:text-properties style:font-name="verdana" fo:font-size="11pt" fo:font-style="normal" fo:font-weight="normal" officeooo:rsid="0010af60" officeooo:paragraph-rsid="0032cdaf" style:font-size-asian="9.60000038146973pt" style:font-style-asian="normal" style:font-weight-asian="normal" style:font-size-complex="11pt" style:font-style-complex="normal" style:font-weight-complex="normal"/>
    </style:style>
    <style:style style:name="P12" style:family="paragraph" style:parent-style-name="Standard">
      <style:paragraph-properties fo:text-align="start" style:justify-single-word="false"/>
      <style:text-properties style:font-name="verdana" fo:font-size="11pt" fo:font-style="normal" fo:font-weight="normal" officeooo:rsid="0018b0d4" officeooo:paragraph-rsid="0018b0d4" style:font-size-asian="9.60000038146973pt" style:font-style-asian="normal" style:font-weight-asian="normal" style:font-size-complex="11pt" style:font-style-complex="normal" style:font-weight-complex="normal"/>
    </style:style>
    <style:style style:name="P13" style:family="paragraph" style:parent-style-name="Standard">
      <style:paragraph-properties fo:text-align="start" style:justify-single-word="false"/>
      <style:text-properties style:font-name="verdana" fo:font-size="11pt" fo:font-style="normal" fo:font-weight="normal" officeooo:rsid="0018b0d4" officeooo:paragraph-rsid="001eb40e" style:font-size-asian="9.60000038146973pt" style:font-style-asian="normal" style:font-weight-asian="normal" style:font-size-complex="11pt" style:font-style-complex="normal" style:font-weight-complex="normal"/>
    </style:style>
    <style:style style:name="P14" style:family="paragraph" style:parent-style-name="Standard">
      <style:paragraph-properties fo:text-align="start" style:justify-single-word="false"/>
      <style:text-properties style:font-name="verdana" fo:font-size="11pt" fo:font-style="normal" fo:font-weight="normal" officeooo:rsid="001eb40e" officeooo:paragraph-rsid="0018b0d4" style:font-size-asian="9.60000038146973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verdana" fo:font-size="11pt" fo:font-style="normal" fo:font-weight="normal" officeooo:rsid="001eb40e" officeooo:paragraph-rsid="0032cdaf" style:font-size-asian="9.60000038146973pt" style:font-style-asian="normal" style:font-weight-asian="normal" style:font-size-complex="11pt" style:font-style-complex="normal" style:font-weight-complex="normal"/>
    </style:style>
    <style:style style:name="P16" style:family="paragraph" style:parent-style-name="Standard">
      <style:paragraph-properties fo:text-align="justify" style:justify-single-word="false"/>
      <style:text-properties style:font-name="verdana" fo:font-size="11pt" fo:font-style="normal" fo:font-weight="normal" officeooo:rsid="0024b92f" officeooo:paragraph-rsid="0024b92f" style:font-size-asian="9.60000038146973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style:font-name="verdana" fo:font-size="11pt" fo:font-style="normal" fo:font-weight="normal" officeooo:rsid="0024b92f" officeooo:paragraph-rsid="0036d2e4" style:font-size-asian="9.60000038146973pt" style:font-style-asian="normal" style:font-weight-asian="normal" style:font-size-complex="11pt" style:font-style-complex="normal" style:font-weight-complex="normal"/>
    </style:style>
    <style:style style:name="P18" style:family="paragraph" style:parent-style-name="Standard">
      <style:paragraph-properties fo:text-align="justify" style:justify-single-word="false"/>
      <style:text-properties style:font-name="verdana" fo:font-size="11pt" fo:font-style="normal" fo:font-weight="normal" officeooo:rsid="002a0b96" officeooo:paragraph-rsid="002f74b9" style:font-size-asian="9.60000038146973pt" style:font-style-asian="normal" style:font-weight-asian="normal" style:font-size-complex="11pt" style:font-style-complex="normal" style:font-weight-complex="normal"/>
    </style:style>
    <style:style style:name="P19" style:family="paragraph" style:parent-style-name="Standard">
      <style:paragraph-properties fo:text-align="justify" style:justify-single-word="false"/>
      <style:text-properties style:font-name="verdana" fo:font-size="11pt" fo:font-style="normal" fo:font-weight="normal" officeooo:rsid="002a0b96" officeooo:paragraph-rsid="00300b01" style:font-size-asian="9.60000038146973pt" style:font-style-asian="normal" style:font-weight-asian="normal" style:font-size-complex="11pt" style:font-style-complex="normal" style:font-weight-complex="normal"/>
    </style:style>
    <style:style style:name="P20" style:family="paragraph" style:parent-style-name="Standard">
      <style:paragraph-properties fo:text-align="justify" style:justify-single-word="false"/>
      <style:text-properties style:font-name="verdana" fo:font-size="11pt" fo:font-style="normal" fo:font-weight="normal" officeooo:rsid="002f74b9" officeooo:paragraph-rsid="002f74b9" style:font-size-asian="9.60000038146973pt" style:font-style-asian="normal" style:font-weight-asian="normal" style:font-size-complex="11pt" style:font-style-complex="normal" style:font-weight-complex="normal"/>
    </style:style>
    <style:style style:name="P21" style:family="paragraph" style:parent-style-name="Standard">
      <style:paragraph-properties fo:text-align="justify" style:justify-single-word="false"/>
      <style:text-properties style:font-name="verdana" fo:font-size="11pt" fo:font-style="normal" fo:font-weight="normal" officeooo:rsid="0031cdf4" officeooo:paragraph-rsid="0031cdf4" style:font-size-asian="9.60000038146973pt" style:font-style-asian="normal" style:font-weight-asian="normal" style:font-size-complex="11pt" style:font-style-complex="normal" style:font-weight-complex="normal"/>
    </style:style>
    <style:style style:name="P22" style:family="paragraph" style:parent-style-name="Standard">
      <style:paragraph-properties fo:text-align="justify" style:justify-single-word="false"/>
      <style:text-properties style:font-name="verdana" fo:font-size="11pt" fo:font-style="normal" fo:font-weight="normal" officeooo:rsid="00326da2" officeooo:paragraph-rsid="00326da2" style:font-size-asian="9.60000038146973pt" style:font-style-asian="normal" style:font-weight-asian="normal" style:font-size-complex="11pt" style:font-style-complex="normal" style:font-weight-complex="normal"/>
    </style:style>
    <style:style style:name="P23" style:family="paragraph" style:parent-style-name="Standard">
      <style:paragraph-properties fo:text-align="start" style:justify-single-word="false"/>
      <style:text-properties style:font-name="verdana" fo:font-size="11pt" fo:font-style="normal" fo:font-weight="normal" officeooo:rsid="00138cf7" officeooo:paragraph-rsid="0031cdf4" style:font-size-asian="9.60000038146973pt" style:font-style-asian="normal" style:font-weight-asian="normal" style:font-size-complex="11pt" style:font-style-complex="normal" style:font-weight-complex="normal"/>
    </style:style>
    <style:style style:name="P24" style:family="paragraph" style:parent-style-name="Standard">
      <style:paragraph-properties fo:text-align="start" style:justify-single-word="false"/>
      <style:text-properties style:font-name="verdana" fo:font-size="11pt" fo:font-style="normal" fo:font-weight="normal" officeooo:rsid="0036d2e4" officeooo:paragraph-rsid="0036d2e4" style:font-size-asian="9.60000038146973pt" style:font-style-asian="normal" style:font-weight-asian="normal" style:font-size-complex="11pt" style:font-style-complex="normal" style:font-weight-complex="normal"/>
    </style:style>
    <style:style style:name="P25" style:family="paragraph" style:parent-style-name="Standard">
      <style:paragraph-properties fo:text-align="start" style:justify-single-word="false"/>
      <style:text-properties style:font-name="verdana" fo:font-size="11pt" fo:font-style="normal" fo:font-weight="normal" officeooo:rsid="00386ea5" officeooo:paragraph-rsid="00386ea5" style:font-size-asian="9.60000038146973pt" style:font-style-asian="normal" style:font-weight-asian="normal" style:font-size-complex="11pt" style:font-style-complex="normal" style:font-weight-complex="normal"/>
    </style:style>
    <style:style style:name="P26" style:family="paragraph" style:parent-style-name="Standard">
      <style:paragraph-properties fo:text-align="justify" style:justify-single-word="false"/>
      <style:text-properties style:font-name="verdana" fo:font-size="11pt" fo:font-style="normal" fo:font-weight="normal" officeooo:rsid="003bcc39" officeooo:paragraph-rsid="003e9e15" style:font-size-asian="9.60000038146973pt" style:font-style-asian="normal" style:font-weight-asian="normal" style:font-size-complex="11pt" style:font-style-complex="normal" style:font-weight-complex="normal"/>
    </style:style>
    <style:style style:name="P27" style:family="paragraph" style:parent-style-name="Standard">
      <style:paragraph-properties fo:text-align="start" style:justify-single-word="false"/>
      <style:text-properties style:font-name="verdana" fo:font-size="11pt" fo:font-style="normal" fo:font-weight="bold" officeooo:rsid="0018b0d4" officeooo:paragraph-rsid="0018b0d4" style:font-size-asian="9.60000038146973pt" style:font-style-asian="normal" style:font-weight-asian="bold" style:font-size-complex="11pt" style:font-style-complex="normal" style:font-weight-complex="bold"/>
    </style:style>
    <style:style style:name="P28" style:family="paragraph" style:parent-style-name="Standard">
      <style:paragraph-properties fo:text-align="justify" style:justify-single-word="false"/>
      <style:text-properties style:font-name="verdana" fo:font-size="11pt" fo:font-style="normal" fo:font-weight="bold" officeooo:rsid="0024b92f" officeooo:paragraph-rsid="0024b92f" style:font-size-asian="9.60000038146973pt" style:font-style-asian="normal" style:font-weight-asian="bold" style:font-size-complex="11pt" style:font-style-complex="normal" style:font-weight-complex="bold"/>
    </style:style>
    <style:style style:name="P29" style:family="paragraph" style:parent-style-name="Standard">
      <style:paragraph-properties fo:text-align="justify" style:justify-single-word="false"/>
      <style:text-properties style:font-name="verdana" fo:font-size="11pt" fo:font-style="normal" fo:font-weight="bold" officeooo:rsid="0024b92f" officeooo:paragraph-rsid="0036d2e4" style:font-size-asian="9.60000038146973pt" style:font-style-asian="normal" style:font-weight-asian="bold" style:font-size-complex="11pt" style:font-style-complex="normal" style:font-weight-complex="bold"/>
    </style:style>
    <style:style style:name="P30" style:family="paragraph" style:parent-style-name="Standard">
      <style:paragraph-properties fo:text-align="justify" style:justify-single-word="false"/>
      <style:text-properties style:font-name="verdana" fo:font-size="11pt" fo:font-style="normal" fo:font-weight="bold" officeooo:rsid="003cbcd2" officeooo:paragraph-rsid="0032cdaf" style:font-size-asian="9.60000038146973pt" style:font-style-asian="normal" style:font-weight-asian="bold" style:font-size-complex="11pt" style:font-style-complex="normal" style:font-weight-complex="bold"/>
    </style:style>
    <style:style style:name="P31" style:family="paragraph" style:parent-style-name="Standard">
      <style:paragraph-properties fo:text-align="center" style:justify-single-word="false"/>
      <style:text-properties style:font-name="verdana" fo:font-size="40pt" officeooo:rsid="0010af60" officeooo:paragraph-rsid="0010af60" style:font-size-asian="35pt" style:font-size-complex="40pt"/>
    </style:style>
    <style:style style:name="P32" style:family="paragraph" style:parent-style-name="Standard">
      <style:paragraph-properties fo:text-align="center" style:justify-single-word="false"/>
      <style:text-properties style:font-name="verdana" fo:font-size="44pt" fo:font-style="italic" officeooo:rsid="0018b0d4" officeooo:paragraph-rsid="0010af60" style:font-size-asian="38.5pt" style:font-style-asian="italic" style:font-size-complex="44pt" style:font-style-complex="italic"/>
    </style:style>
    <style:style style:name="P33" style:family="paragraph" style:parent-style-name="Standard">
      <style:paragraph-properties fo:text-align="start" style:justify-single-word="false"/>
      <style:text-properties style:font-name="verdana" fo:font-size="16pt" fo:font-style="normal" fo:font-weight="bold" officeooo:rsid="0010af60" officeooo:paragraph-rsid="0010af60" style:font-size-asian="14pt" style:font-style-asian="normal" style:font-weight-asian="bold" style:font-size-complex="16pt" style:font-style-complex="normal" style:font-weight-complex="bold"/>
    </style:style>
    <style:style style:name="P34" style:family="paragraph" style:parent-style-name="Standard">
      <style:paragraph-properties fo:text-align="start" style:justify-single-word="false"/>
      <style:text-properties style:font-name="verdana" fo:font-size="16pt" fo:font-style="normal" fo:font-weight="bold" officeooo:rsid="0018b0d4" officeooo:paragraph-rsid="0018b0d4" style:font-size-asian="14pt" style:font-style-asian="normal" style:font-weight-asian="bold" style:font-size-complex="16pt" style:font-style-complex="normal" style:font-weight-complex="bold"/>
    </style:style>
    <style:style style:name="P35" style:family="paragraph" style:parent-style-name="Standard" style:list-style-name="L1">
      <style:paragraph-properties fo:text-align="justify" style:justify-single-word="false"/>
      <style:text-properties style:font-name="verdana" fo:font-size="11pt" fo:font-style="normal" fo:font-weight="bold" officeooo:rsid="003cbcd2" officeooo:paragraph-rsid="003cbcd2" style:font-size-asian="9.60000038146973pt" style:font-style-asian="normal" style:font-weight-asian="bold" style:font-size-complex="11pt" style:font-style-complex="normal" style:font-weight-complex="bold"/>
    </style:style>
    <style:style style:name="P36" style:family="paragraph" style:parent-style-name="Standard" style:list-style-name="L1">
      <style:paragraph-properties fo:text-align="justify" style:justify-single-word="false"/>
      <style:text-properties style:font-name="verdana" fo:font-size="11pt" fo:font-style="normal" fo:font-weight="bold" officeooo:rsid="003cbcd2" officeooo:paragraph-rsid="003f0789" style:font-size-asian="9.60000038146973pt" style:font-style-asian="normal" style:font-weight-asian="bold" style:font-size-complex="11pt" style:font-style-complex="normal" style:font-weight-complex="bold"/>
    </style:style>
    <style:style style:name="P37" style:family="paragraph" style:parent-style-name="Standard" style:list-style-name="L1">
      <style:paragraph-properties fo:text-align="justify" style:justify-single-word="false"/>
      <style:text-properties style:font-name="verdana" fo:font-size="11pt" fo:font-style="normal" fo:font-weight="bold" officeooo:rsid="003f0789" officeooo:paragraph-rsid="003f0789" style:font-size-asian="9.60000038146973pt" style:font-style-asian="normal" style:font-weight-asian="bold" style:font-size-complex="11pt" style:font-style-complex="normal" style:font-weight-complex="bold"/>
    </style:style>
    <style:style style:name="P38" style:family="paragraph" style:parent-style-name="Standard" style:list-style-name="L2">
      <style:paragraph-properties fo:text-align="justify" style:justify-single-word="false"/>
      <style:text-properties style:font-name="verdana" fo:font-size="11pt" fo:font-style="normal" fo:font-weight="bold" officeooo:rsid="0024b92f" officeooo:paragraph-rsid="0036d2e4" style:font-size-asian="9.60000038146973pt" style:font-style-asian="normal" style:font-weight-asian="bold" style:font-size-complex="11pt" style:font-style-complex="normal" style:font-weight-complex="bold"/>
    </style:style>
    <style:style style:name="P39" style:family="paragraph" style:parent-style-name="Standard" style:list-style-name="L4">
      <style:paragraph-properties fo:text-align="justify" style:justify-single-word="false"/>
      <style:text-properties style:font-name="verdana" fo:font-size="11pt" fo:font-style="normal" fo:font-weight="bold" officeooo:rsid="0024b92f" officeooo:paragraph-rsid="0024b92f" style:font-size-asian="9.60000038146973pt" style:font-style-asian="normal" style:font-weight-asian="bold" style:font-size-complex="11pt" style:font-style-complex="normal" style:font-weight-complex="bold"/>
    </style:style>
    <style:style style:name="P40" style:family="paragraph" style:parent-style-name="Standard" style:list-style-name="L1">
      <style:paragraph-properties fo:text-align="justify" style:justify-single-word="false"/>
      <style:text-properties style:font-name="verdana" fo:font-size="11pt" fo:font-style="normal" fo:font-weight="normal" officeooo:rsid="003e9e15" officeooo:paragraph-rsid="003cbcd2" style:font-size-asian="9.60000038146973pt" style:font-style-asian="normal" style:font-weight-asian="normal" style:font-size-complex="11pt" style:font-style-complex="normal" style:font-weight-complex="normal"/>
    </style:style>
    <style:style style:name="P41" style:family="paragraph" style:parent-style-name="Standard" style:list-style-name="L1">
      <style:paragraph-properties fo:text-align="justify" style:justify-single-word="false"/>
      <style:text-properties style:font-name="verdana" fo:font-size="11pt" fo:font-style="normal" fo:font-weight="normal" officeooo:rsid="003f0789" officeooo:paragraph-rsid="003f0789" style:font-size-asian="9.60000038146973pt" style:font-style-asian="normal" style:font-weight-asian="normal" style:font-size-complex="11pt" style:font-style-complex="normal" style:font-weight-complex="normal"/>
    </style:style>
    <style:style style:name="P42" style:family="paragraph" style:parent-style-name="Standard" style:list-style-name="L1">
      <style:paragraph-properties fo:text-align="justify" style:justify-single-word="false"/>
      <style:text-properties style:font-name="verdana" fo:font-size="11pt" fo:font-style="normal" fo:font-weight="normal" officeooo:rsid="003f0789" officeooo:paragraph-rsid="003cbcd2" style:font-size-asian="9.60000038146973pt" style:font-style-asian="normal" style:font-weight-asian="normal" style:font-size-complex="11pt" style:font-style-complex="normal" style:font-weight-complex="normal"/>
    </style:style>
    <style:style style:name="P43" style:family="paragraph" style:parent-style-name="Standard" style:list-style-name="L2">
      <style:paragraph-properties fo:text-align="justify" style:justify-single-word="false"/>
      <style:text-properties style:font-name="verdana" fo:font-size="11pt" fo:font-style="normal" fo:font-weight="normal" officeooo:rsid="0024b92f" officeooo:paragraph-rsid="0036d2e4" style:font-size-asian="9.60000038146973pt" style:font-style-asian="normal" style:font-weight-asian="normal" style:font-size-complex="11pt" style:font-style-complex="normal" style:font-weight-complex="normal"/>
    </style:style>
    <style:style style:name="P44" style:family="paragraph" style:parent-style-name="Standard" style:list-style-name="L3">
      <style:paragraph-properties fo:text-align="justify" style:justify-single-word="false"/>
      <style:text-properties style:font-name="verdana" fo:font-size="11pt" fo:font-style="normal" fo:font-weight="normal" officeooo:rsid="0024b92f" officeooo:paragraph-rsid="0024b92f" style:font-size-asian="9.60000038146973pt" style:font-style-asian="normal" style:font-weight-asian="normal" style:font-size-complex="11pt" style:font-style-complex="normal" style:font-weight-complex="normal"/>
    </style:style>
    <style:style style:name="T1" style:family="text">
      <style:text-properties officeooo:rsid="001d01e7"/>
    </style:style>
    <style:style style:name="T2" style:family="text">
      <style:text-properties officeooo:rsid="001eb40e"/>
    </style:style>
    <style:style style:name="T3" style:family="text">
      <style:text-properties fo:font-weight="normal" style:font-weight-asian="normal" style:font-weight-complex="normal"/>
    </style:style>
    <style:style style:name="T4" style:family="text">
      <style:text-properties fo:font-weight="normal" officeooo:rsid="003e9e15" style:font-weight-asian="normal" style:font-weight-complex="normal"/>
    </style:style>
    <style:style style:name="T5" style:family="text">
      <style:text-properties fo:font-weight="normal" officeooo:rsid="003f0789" style:font-weight-asian="normal" style:font-weight-complex="normal"/>
    </style:style>
    <style:style style:name="T6" style:family="text">
      <style:text-properties fo:font-weight="normal" officeooo:rsid="003f0c85" style:font-weight-asian="normal" style:font-weight-complex="normal"/>
    </style:style>
    <style:style style:name="T7" style:family="text">
      <style:text-properties officeooo:rsid="0027991a"/>
    </style:style>
    <style:style style:name="T8" style:family="text">
      <style:text-properties officeooo:rsid="002987b9"/>
    </style:style>
    <style:style style:name="T9" style:family="text">
      <style:text-properties officeooo:rsid="002f74b9"/>
    </style:style>
    <style:style style:name="T10" style:family="text">
      <style:text-properties officeooo:rsid="00300b01"/>
    </style:style>
    <style:style style:name="T11" style:family="text">
      <style:text-properties fo:font-weight="bold" style:font-weight-asian="bold" style:font-weight-complex="bold"/>
    </style:style>
    <style:style style:name="T12" style:family="text">
      <style:text-properties fo:font-weight="bold" officeooo:rsid="002f74b9" style:font-weight-asian="bold" style:font-weight-complex="bold"/>
    </style:style>
    <style:style style:name="T13" style:family="text">
      <style:text-properties fo:font-weight="bold" officeooo:rsid="0032cdaf" style:font-weight-asian="bold" style:font-weight-complex="bold"/>
    </style:style>
    <style:style style:name="T14" style:family="text">
      <style:text-properties fo:font-weight="bold" officeooo:rsid="003a805b"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fo:font-weight="normal" officeooo:rsid="003f0c85" style:font-style-asian="italic" style:font-weight-asian="normal" style:font-style-complex="italic" style:font-weight-complex="normal"/>
    </style:style>
    <style:style style:name="T17" style:family="text">
      <style:text-properties officeooo:rsid="0032cdaf"/>
    </style:style>
    <style:style style:name="T18" style:family="text">
      <style:text-properties officeooo:rsid="003492db"/>
    </style:style>
    <style:style style:name="T19" style:family="text">
      <style:text-properties officeooo:rsid="0036093f"/>
    </style:style>
    <style:style style:name="T20" style:family="text">
      <style:text-properties officeooo:rsid="0036d2e4"/>
    </style:style>
    <style:style style:name="T21" style:family="text">
      <style:text-properties officeooo:rsid="003758cf"/>
    </style:style>
    <style:style style:name="T22" style:family="text">
      <style:text-properties officeooo:rsid="003a805b"/>
    </style:style>
    <style:style style:name="T23" style:family="text">
      <style:text-properties officeooo:rsid="003bcc39"/>
    </style:style>
    <style:style style:name="T24" style:family="text">
      <style:text-properties officeooo:rsid="003f0789"/>
    </style:style>
    <style:style style:name="T25" style:family="text">
      <style:text-properties officeooo:rsid="00409ab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P<text:span text:style-name="T18">ROTATO</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6"/>
      <text:p text:style-name="P7">Pon tu NOMBRE aquí!</text:p>
      <text:p text:style-name="P7"><text:s text:c="4"/>|| <text:s text:c="11"/></text:p>
      <text:p text:style-name="P7">|| <text:s text:c="11"/></text:p>
      <text:p text:style-name="P7">\/ <text:s text:c="11"/></text:p>
      <text:p text:style-name="P7">Carlos Hijano Martel</text:p>
      <text:p text:style-name="P7"/>
      <text:p text:style-name="P7"/>
      <text:p text:style-name="P7"/>
      <text:p text:style-name="P32"><text:soft-page-break/>ÍNDICE</text:p>
      <text:p text:style-name="P8"/>
      <table:table table:name="Tabla1" table:style-name="Tabla1">
        <table:table-column table:style-name="Tabla1.A"/>
        <table:table-column table:style-name="Tabla1.B"/>
        <table:table-column table:style-name="Tabla1.C"/>
        <table:table-row>
          <table:table-cell table:style-name="Tabla1.A1" office:value-type="string">
            <text:p text:style-name="P4"><text:span text:style-name="T1">1.- </text:span>Resumen Ejecutivo</text:p>
          </table:table-cell>
          <table:table-cell table:style-name="Tabla1.A1" office:value-type="string">
            <text:p text:style-name="P1">………………………………………………………………………..</text:p>
          </table:table-cell>
          <table:table-cell table:style-name="Tabla1.A1" office:value-type="string">
            <text:p text:style-name="P3">01</text:p>
          </table:table-cell>
        </table:table-row>
        <table:table-row>
          <table:table-cell table:style-name="Tabla1.A1" office:value-type="string">
            <text:p text:style-name="P5">2.- Objetivo</text:p>
          </table:table-cell>
          <table:table-cell table:style-name="Tabla1.A1" office:value-type="string">
            <text:p text:style-name="P2">………………………………………………………………………..</text:p>
          </table:table-cell>
          <table:table-cell table:style-name="Tabla1.A1" office:value-type="string">
            <text:p text:style-name="P3">XX</text:p>
          </table:table-cell>
        </table:table-row>
        <table:table-row>
          <table:table-cell table:style-name="Tabla1.A1" office:value-type="string">
            <text:p text:style-name="P5">3.- Desarrollo</text:p>
          </table:table-cell>
          <table:table-cell table:style-name="Tabla1.A1" office:value-type="string">
            <text:p text:style-name="P2">………………………………………………………………………..</text:p>
          </table:table-cell>
          <table:table-cell table:style-name="Tabla1.A1" office:value-type="string">
            <text:p text:style-name="P3">XX</text:p>
          </table:table-cell>
        </table:table-row>
        <table:table-row>
          <table:table-cell table:style-name="Tabla1.A1" office:value-type="string">
            <text:p text:style-name="P5">4.- Colaboración</text:p>
          </table:table-cell>
          <table:table-cell table:style-name="Tabla1.A1" office:value-type="string">
            <text:p text:style-name="P2">………………………………………………………………………..</text:p>
          </table:table-cell>
          <table:table-cell table:style-name="Tabla1.A1" office:value-type="string">
            <text:p text:style-name="P3">xx</text:p>
          </table:table-cell>
        </table:table-row>
        <table:table-row>
          <table:table-cell table:style-name="Tabla1.A1" office:value-type="string">
            <text:p text:style-name="P5">5.- Resultados</text:p>
          </table:table-cell>
          <table:table-cell table:style-name="Tabla1.A1" office:value-type="string">
            <text:p text:style-name="P2">………………………………………………………………………..</text:p>
          </table:table-cell>
          <table:table-cell table:style-name="Tabla1.A1" office:value-type="string">
            <text:p text:style-name="P3">Xx</text:p>
          </table:table-cell>
        </table:table-row>
        <table:table-row>
          <table:table-cell table:style-name="Tabla1.A1" office:value-type="string">
            <text:p text:style-name="P5">6.- Conclusiones</text:p>
          </table:table-cell>
          <table:table-cell table:style-name="Tabla1.A1" office:value-type="string">
            <text:p text:style-name="P2">………………………………………………………………………..</text:p>
          </table:table-cell>
          <table:table-cell table:style-name="Tabla1.A1" office:value-type="string">
            <text:p text:style-name="P3">xx</text:p>
          </table:table-cell>
        </table:table-row>
      </table:table>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3"><text:soft-page-break/>1.- Resumen Ejecutivo</text:p>
      <text:p text:style-name="P9"/>
      <text:p text:style-name="P10"><text:span text:style-name="T7">Los alumnos involucrados en el concurso </text:span><text:span text:style-name="T12">Grow-Lab</text:span><text:span text:style-name="T9">, organizado por la empresa </text:span><text:span text:style-name="T14">Ec2ce</text:span><text:span text:style-name="T22">, decidimos que queríamos hacer un proyecto funcional y a ser posible que solucionase o paliara algún problema cotidiano de la mayoría. </text:span></text:p>
      <text:p text:style-name="P18"/>
      <text:p text:style-name="P20"><text:span text:style-name="T10">P</text:span>ensamos que con la vida ajetreada de hoy en día seria interesante conseguir aprovechar mejor un recurso tan valioso como <text:span text:style-name="T10">es el tiempo. Y nos dimos cuenta que la mayoría de las tareas rutinarias son flexibles, en un rango horario. Por ejemplo, podemos ir a comprar durante toda la tarde aunque no nos lleve más de un par de horas. Y eso nos permite jugar con las tareas para poder organizarnos y aprovechar de forma más eficaz el tiempo. </text:span></text:p>
      <text:p text:style-name="P19"/>
      <text:p text:style-name="P21"><text:span text:style-name="T22">Como alumnos, de Administración de Sistemas Informáticos, vimos una gran oportunidad de enfocar el proyecto en un ámbito cercano aunque diferente al nuestro, como desarrolladores de aplicaciones, programando </text:span>una aplicación web. Capaz de organizar nuestro día a día y poder aprovechar al máximo nuestro tiempo de una forma eficiente y ser conscientes de todas las experiencias y proyectos personales que podemos hacer en esta etapa tan importante de nuestras vidas.</text:p>
      <text:p text:style-name="P21"/>
      <text:p text:style-name="P22">Y así es como surgió este emocionante y novedoso proyecto <text:span text:style-name="T11">Protato</text:span> <text:span text:style-name="T15">(Programmable Task Tool)</text:span></text:p>
      <text:p text:style-name="P23"/>
      <text:p text:style-name="P23"/>
      <text:p text:style-name="P23"/>
      <text:p text:style-name="P34">2.- Objetivo</text:p>
      <text:p text:style-name="P27"/>
      <text:p text:style-name="P11">El objetivo principal de <text:span text:style-name="T13">Protato</text:span> es poder organizar <text:span text:style-name="T8">una </text:span>multitud de tareas de forma <text:span text:style-name="T8">fácil</text:span> <text:span text:style-name="T8">y rápida</text:span>. <text:span text:style-name="T17">Para ello decidimos idear una aplicación capaz de recoger y ordenar las diferentes tareas de los usuarios. Lo que denominamos un</text:span> Organizador de Tareas Dinámico. <text:span text:style-name="T23">Con el objetivo principal en mente pensamos también en todas las características o funciones que nos gustaría tener en la aplicación:</text:span></text:p>
      <text:p text:style-name="P30"/>
      <text:list xml:id="list1697432643285428810" text:style-name="L1">
        <text:list-item>
          <text:p text:style-name="P35"><text:span text:style-name="T24">I</text:span>nterfaz amena y sencilla: <text:span text:style-name="T4">Con un aspecto simple pero robusto con (temática/interfaz) de calendario legible y comprensible a simple vista.</text:span></text:p>
          <text:p text:style-name="P40"/>
        </text:list-item>
        <text:list-item>
          <text:p text:style-name="P35"><text:span text:style-name="T24">D</text:span>iferentes tipos de tareas: <text:span text:style-name="T5">Para hacer de la agenda algo más que lo convencional, tenemos diferentes tareas como:</text:span></text:p>
          <text:list>
            <text:list-item>
              <text:p text:style-name="P41">Rutinas diarias</text:p>
            </text:list-item>
            <text:list-item>
              <text:p text:style-name="P41">Rutinas semanales</text:p>
            </text:list-item>
            <text:list-item>
              <text:p text:style-name="P41">Rutinas mensuales</text:p>
            </text:list-item>
            <text:list-item>
              <text:p text:style-name="P41">Rutinas anuales</text:p>
            </text:list-item>
            <text:list-item>
              <text:p text:style-name="P41">Eventos fijos</text:p>
            </text:list-item>
            <text:list-item>
              <text:p text:style-name="P41">Eventos flexibles</text:p>
              <text:p text:style-name="P41"/>
            </text:list-item>
          </text:list>
        </text:list-item>
        <text:list-item>
          <text:p text:style-name="P35"><text:span text:style-name="T24">S</text:span>incronizar agendas: <text:span text:style-name="T5">Posibilidad de organizar eventos entre varios usuarios, como reuniones de trabajo, quedadas con amigos…</text:span></text:p>
          <text:p text:style-name="P42"/>
        </text:list-item>
        <text:list-item>
          <text:p text:style-name="P36"><text:span text:style-name="T24">M</text:span>ultiplataforma:</text:p>
          <text:list>
            <text:list-item>
              <text:p text:style-name="P36"><text:span text:style-name="T4">Ordenador: </text:span><text:span text:style-name="T6">Mediante una pagina web.</text:span></text:p>
            </text:list-item>
            <text:list-item>
              <text:p text:style-name="P37"><text:span text:style-name="T6">Aplicación</text:span><text:span text:style-name="T3"> </text:span><text:span text:style-name="T6">Móvil: Mediante una API </text:span><text:span text:style-name="T16">(Aplication Programmable Interface)</text:span><text:span text:style-name="T6"> instalada en el servidor que seria consultada por la aplicación móvil.</text:span></text:p>
            </text:list-item>
          </text:list>
        </text:list-item>
      </text:list>
      <text:p text:style-name="P15"/>
      <text:p text:style-name="P13"><text:tab/><text:span text:style-name="T2"> </text:span><text:tab/></text:p>
      <text:p text:style-name="P12"/>
      <text:p text:style-name="P34"><text:soft-page-break/>3.- Desarrollo</text:p>
      <text:p text:style-name="P27"/>
      <text:p text:style-name="P26">Para conseguir el objetivo principal, de una aplicación web multiusuario capaz de gestionar las tareas, <text:span text:style-name="T25">empezamos pensando cual iba a ser la lógica y los componentes de nuestra aplicación. Tras mucho debatir asentamos las bases de nuestra aplicación, los diferentes componentes que tendría, y asignamos equipos para cada una de esas partes.</text:span></text:p>
      <text:p text:style-name="P12"/>
      <text:p text:style-name="P12"/>
      <text:p text:style-name="P27"><text:tab/></text:p>
      <text:p text:style-name="P34">4.- Colaboración</text:p>
      <text:p text:style-name="P27"/>
      <text:p text:style-name="P16">El presente proyecto ha sido planificado y elaborado por un grupo de alumnos del primer curso del Ciclo Formativo de "Administración de Sistemas Informáticos". Durante las distintas etapas del desarrollado del proyecto, y teniendo en cuenta que iba a hacer un trabajo colaborativo, se ha tenido en cuenta los siguientes aspectos:</text:p>
      <text:p text:style-name="P16"/>
      <text:p text:style-name="P28"><text:span text:style-name="T19">4.</text:span>1 El grupo al completo ha realizado la etapa de análisis de requisitos<text:span text:style-name="T3">:</text:span></text:p>
      <text:p text:style-name="P16">decidir que aplicación íbamos a desarrollar, y posteriormente hacer el análisis de los requisitos y la toma de decisiones de diseño. Esta etapa ha sido la que más tiempo nos ha llevado, ya que hemos necesitado varias jornadas de trabajo para ponernos de acuerdo en el problema que queríamos resolver.</text:p>
      <text:p text:style-name="P16"/>
      <text:p text:style-name="P29"><text:span text:style-name="T19">4.</text:span>2 Creación de varios equipos de trabajo<text:span text:style-name="T3">:</text:span></text:p>
      <text:p text:style-name="P17"/>
      <text:list xml:id="list3825713888763224753" text:style-name="L2">
        <text:list-item>
          <text:p text:style-name="P38">Equipo de diseño de la base de datos<text:span text:style-name="T3">: Encargado de definir el modelo de datos que iba a necesitar para guardar la información con la que vamos a trabajar. Posteriormente el encargado de implantar el gestor de base de datos para guardar la información.</text:span></text:p>
          <text:p text:style-name="P43"/>
        </text:list-item>
        <text:list-item>
          <text:p text:style-name="P38">Equipo de diseño de la página web<text:span text:style-name="T3">: Responsable de diseñar el interfaz de usuario, y las distintas opciones que va a tener nuestra aplicación.</text:span></text:p>
          <text:p text:style-name="P43"/>
        </text:list-item>
        <text:list-item>
          <text:p text:style-name="P38">Equipo de desarrollo de la aplicación python<text:span text:style-name="T3">: Encargado de realizar el programa que permite trabajar con los datos de la aplicación y que posteriormente se va a visualizar en la aplicación web.</text:span></text:p>
        </text:list-item>
      </text:list>
      <text:p text:style-name="P16"/>
      <text:p text:style-name="P16">En la creación de los equipos de trabajo se tuvo en cuanta lo siguiente:</text:p>
      <text:p text:style-name="P16"/>
      <text:list xml:id="list1707423611758389089" text:style-name="L3">
        <text:list-item>
          <text:p text:style-name="P44">Cada equipo tendrá una personal responsable (facilitador).</text:p>
        </text:list-item>
      </text:list>
      <text:p text:style-name="P16"/>
      <text:list xml:id="list104627797500011" text:continue-numbering="true" text:style-name="L3">
        <text:list-item>
          <text:p text:style-name="P44">Los equipos son abiertos, todos los miembros deben estar informados de los que demás hacen, para cuando sea necesario puedan cambiar de equipo.</text:p>
          <text:p text:style-name="P44"/>
        </text:list-item>
        <text:list-item>
          <text:p text:style-name="P44">Durante el desarrollo del proyecto se pueden crear de nuevos equipos de trabajo según las necesidades.</text:p>
        </text:list-item>
      </text:list>
      <text:p text:style-name="P16"/>
      <text:p text:style-name="P28"><text:span text:style-name="T21">4.</text:span>3 Utilización de metodologías ágiles, en concreto scrum para el desarrollo del proyecto:</text:p>
      <text:p text:style-name="P16"/>
      <text:p text:style-name="P16">Scrum es un proceso en el que se aplican de manera regular un conjunto de buenas prácticas para trabajar colaborativamente, en equipo, y obtener el mejor resultado posible de un proyecto. Hemos realizado varias iteraciones (sprint), donde en un principio se han asignado tareas a los distintos equipos de trabajo, que se han evaluado al finalizar la misma. Las conclusiones de cada iteración nos han permitido <text:soft-page-break/>definir los nuevos objetivos que debemos alcanzar y el reparto de tares para la siguiente iteración.</text:p>
      <text:p text:style-name="P16"/>
      <text:p text:style-name="P28"><text:span text:style-name="T21">4.</text:span>4 Las herramientas que vamos a utilizar para el desarrollo del proyecto serán las siguientes<text:span text:style-name="T3">:</text:span></text:p>
      <text:p text:style-name="P16"/>
      <text:list xml:id="list3743812027672230173" text:style-name="L4">
        <text:list-item>
          <text:p text:style-name="P39"><text:span text:style-name="T20">G</text:span>ithub<text:span text:style-name="T3">: Como repositorio de la documentación y el código.</text:span></text:p>
        </text:list-item>
        <text:list-item>
          <text:p text:style-name="P39"><text:span text:style-name="T20">R</text:span>edmine<text:span text:style-name="T3">: Como gestor de proyecto.</text:span></text:p>
        </text:list-item>
        <text:list-item>
          <text:p text:style-name="P39"><text:span text:style-name="T20">T</text:span>rello<text:span text:style-name="T3">: Para implementar el tablero scrum. </text:span></text:p>
        </text:list-item>
        <text:list-item>
          <text:p text:style-name="P39"><text:span text:style-name="T20">S</text:span>lack<text:span text:style-name="T3">: Como herramienta de comunicación.</text:span></text:p>
        </text:list-item>
      </text:list>
      <text:p text:style-name="P14"/>
      <text:p text:style-name="P34">5.- Resultados </text:p>
      <text:p text:style-name="P34"/>
      <text:p text:style-name="P24">Para todo el equipo del instituto Gonzalo Nazareno los resultados han sido bastante satisfactorios hemos conseguido todos nuestros objetivos realizando la aplicación web funcional, <text:span text:style-name="T21">con una interfaz bastante sencilla para el usuario y con un millar de posibles <text:s/>ampliaciones. </text:span></text:p>
      <text:p text:style-name="P24"/>
      <text:p text:style-name="P25">Hemos logrado objetivos?</text:p>
      <text:p text:style-name="P25">Posibles ampliaciones</text:p>
      <text:p text:style-name="P25"/>
      <text:p text:style-name="P24"/>
      <text:p text:style-name="P34">6.- Conclusio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verdana"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09:44:21.633214320</meta:creation-date>
    <dc:date>2018-05-04T10:46:27.420160950</dc:date>
    <meta:editing-duration>PT6H37M12S</meta:editing-duration>
    <meta:editing-cycles>13</meta:editing-cycles>
    <meta:generator>LibreOffice/5.2.7.2$Linux_X86_64 LibreOffice_project/20m0$Build-2</meta:generator>
    <meta:document-statistic meta:table-count="1" meta:image-count="0" meta:object-count="0" meta:page-count="5" meta:paragraph-count="78" meta:word-count="940" meta:character-count="5999" meta:non-whitespace-character-count="5107"/>
  </office:meta>
</office:document-meta>
</file>